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9-15" calcext:value-type="date">
            <text:p>15/09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0-15" calcext:value-type="date">
            <text:p>15/10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1-17" calcext:value-type="date">
            <text:p>17/11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Mens. 1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2-15" calcext:value-type="date">
            <text:p>15/1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Mens. 1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6-01-15" calcext:value-type="date">
            <text:p>15/01/2026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6-01-31" calcext:value-type="date">
            <text:p>31/01/2026</text:p>
          </table:table-cell>
          <table:table-cell table:style-name="ce33" office:value-type="string" calcext:value-type="string">
            <text:p>Mens. 01/2026 (A.C.)</text:p>
          </table:table-cell>
          <table:table-cell table:style-name="ce38" office:value-type="float" office:value="200" calcext:value-type="float">
            <text:p>2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6-02-18" calcext:value-type="date">
            <text:p>18/02/2026</text:p>
          </table:table-cell>
          <table:table-cell table:style-name="ce47" table:formula="of:=[.C8]-[.F8]" office:value-type="float" office:value="20" calcext:value-type="float">
            <text:p>2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6-02-28" calcext:value-type="date">
            <text:p>28/02/2026</text:p>
          </table:table-cell>
          <table:table-cell table:style-name="ce33" office:value-type="string" calcext:value-type="string">
            <text:p>Mens. 02/2026 (A.C.)</text:p>
          </table:table-cell>
          <table:table-cell table:style-name="ce38" office:value-type="float" office:value="200" calcext:value-type="float">
            <text:p>20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9]-[.F9]" office:value-type="float" office:value="200" calcext:value-type="float">
            <text:p>20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9])" office:value-type="float" office:value="220" calcext:value-type="float">
            <text:p>22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4.677638214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3-02">00/00/0000</text:date></text:span><text:span text:style-name="MT6"><text:s/>- </text:span><text:span text:style-name="MT6"><text:time style:data-style-name="N2" text:time-value="11:12:54.678984404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4.6825580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3-02T11:12:54.984241835</dc:date>
    <dc:language>pt-PT</dc:language>
    <meta:editing-cycles>700</meta:editing-cycles>
    <meta:editing-duration>PT21H25M50S</meta:editing-duration>
    <meta:document-statistic meta:table-count="1" meta:cell-count="67" meta:object-count="0"/>
    <meta:user-defined meta:name="Info 0"/>
    <meta:user-defined meta:name="Info 1"/>
    <meta:user-defined meta:name="Info 2"/>
    <meta:user-defined meta:name="Info 3"/>
  </office:meta>
</office:document-meta>
</file>